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5000000FF9A2877C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cm" svg:stroke-color="#0000ff" draw:marker-start="Arrow" draw:marker-start-width="0.275cm" draw:marker-end="Arrow" draw:marker-end-width="0.35cm" draw:fill="solid" draw:fill-color="#0047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measure" style:list-style-name="L1">
      <style:graphic-properties draw:textarea-vertical-align="middle" draw:line-distance="0.96cm"/>
    </style:style>
    <style:style style:name="gr4" style:family="graphic" style:parent-style-name="measure" style:list-style-name="L1">
      <style:graphic-properties draw:textarea-vertical-align="middle" draw:line-distance="0.96cm"/>
    </style:style>
    <style:style style:name="gr5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 draw:shadow="visible" draw:shadow-offset-x="0cm" draw:shadow-color="#c0c0c0"/>
    </style:style>
    <style:style style:name="gr9" style:family="graphic" style:parent-style-name="standard">
      <style:graphic-properties draw:stroke="solid" draw:stroke-dash="Ultrafine_20_Dashed" svg:stroke-width="0.05cm" svg:stroke-color="#ff0000" draw:marker-start="Arrow_20_concave" draw:marker-start-width="0.2cm" draw:marker-end="" draw:marker-end-width="0.275cm" draw:stroke-linejoin="bevel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ff0000" draw:marker-start="" draw:marker-start-width="0.175cm" draw:marker-end="Arrow_20_concave" draw:marker-end-width="0.2cm" draw:stroke-linejoin="bevel" draw:textarea-horizontal-align="right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777cm"/>
    </style:style>
    <style:style style:name="gr13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14" style:family="graphic" style:parent-style-name="standard">
      <style:graphic-properties svg:stroke-width="0.05cm" svg:stroke-color="#ff0000" draw:marker-start="" draw:marker-start-width="0.175cm" draw:marker-end="Arrow_20_concave" draw:marker-end-width="0.275cm" draw:textarea-horizontal-align="right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ff0000" draw:marker-start="Arrow_20_concave" draw:marker-start-width="0.275cm" draw:marker-end="" draw:marker-end-width="0.27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ff0000" draw:marker-start="" draw:marker-start-width="0.175cm" draw:marker-end="Arrow_20_concave" draw:marker-end-width="0.175cm" draw:textarea-horizontal-align="right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ff0000" draw:marker-start="Arrow_20_concave" draw:marker-start-width="0.175cm" draw:marker-end="" draw:marker-end-width="0.275cm" draw:textarea-horizontal-align="right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2cm" draw:marker-start-width="0.23cm" draw:marker-end-width="0.23cm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color="#000000" draw:fill="none" draw:textarea-vertical-align="middle"/>
    </style:style>
    <style:style style:name="gr21" style:family="graphic" style:parent-style-name="standard">
      <style:graphic-properties svg:stroke-width="0.02cm" draw:marker-start-width="0.23cm" draw:marker-end-width="0.23cm" draw:textarea-horizontal-align="right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draw:stroke="dash" draw:stroke-dash="Fine_20_Dashed_20__28_var_29_"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svg:stroke-width="0cm" svg:stroke-color="#000000" draw:marker-start="Short_20_line_20_Arrow" draw:marker-start-width="0.1cm" draw:marker-end="Short_20_line_20_Arrow" draw:marker-end-width="0.1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width="0.05cm" svg:stroke-color="#ff0000" draw:marker-start="" draw:marker-start-width="0.175cm" draw:marker-end="Arrow" draw:marker-end-width="0.175cm" draw:textarea-horizontal-align="right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275cm" fo:min-width="0cm"/>
    </style:style>
    <style:style style:name="gr28" style:family="graphic" style:parent-style-name="standard">
      <style:graphic-properties draw:stroke="none" svg:stroke-width="0.05cm" svg:stroke-color="#0000ff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Fine_20_Dashed_20__28_var_29_" svg:stroke-width="0.02cm" svg:stroke-color="#000000" draw:marker-start="" draw:marker-start-width="0.13cm" draw:marker-end="" draw:marker-end-width="0.13cm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svg:stroke-width="0.07cm" svg:stroke-color="#ff0000" draw:marker-start="" draw:marker-start-width="0.205cm" draw:marker-end="Arrow_20_concave" draw:marker-end-width="0.2cm" draw:textarea-horizontal-align="right" draw:textarea-vertical-align="middle" fo:padding-top="0.16cm" fo:padding-bottom="0.16cm" fo:padding-left="0.285cm" fo:padding-right="0.285cm"/>
    </style:style>
    <style:style style:name="gr31" style:family="graphic" style:parent-style-name="standard">
      <style:graphic-properties svg:stroke-width="0.07cm" svg:stroke-color="#008000" draw:marker-start="" draw:marker-start-width="0.205cm" draw:marker-end="Arrow_20_concave" draw:marker-end-width="0.2cm" draw:textarea-horizontal-align="right" draw:textarea-vertical-align="middle" fo:padding-top="0.16cm" fo:padding-bottom="0.16cm" fo:padding-left="0.285cm" fo:padding-right="0.285cm"/>
    </style:style>
    <style:style style:name="gr32" style:family="graphic" style:parent-style-name="standard">
      <style:graphic-properties svg:stroke-width="0.05cm" svg:stroke-color="#008000" draw:marker-start="Arrow_20_concave" draw:marker-start-width="0.2cm" draw:marker-end="" draw:marker-end-width="0.125cm" draw:textarea-horizontal-align="right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cm"/>
    </style:style>
    <style:style style:name="gr34" style:family="graphic" style:parent-style-name="standard">
      <style:graphic-properties draw:stroke="solid" draw:stroke-dash="Fine_20_Dashed_20__28_var_29_" svg:stroke-width="0.07cm" svg:stroke-color="#000000" draw:marker-start="" draw:marker-start-width="0.205cm" draw:marker-end="" draw:marker-end-width="0.205cm" draw:textarea-vertical-align="middle" fo:padding-top="0.16cm" fo:padding-bottom="0.16cm" fo:padding-left="0.285cm" fo:padding-right="0.2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cm"/>
    </style:style>
    <style:style style:name="gr37" style:family="graphic" style:parent-style-name="standard">
      <style:graphic-properties svg:stroke-width="0.07cm" svg:stroke-color="#ff0000" draw:marker-start="Arrow_20_concave" draw:marker-start-width="0.2cm" draw:marker-end="" draw:marker-end-width="0.155cm" draw:textarea-horizontal-align="right" draw:textarea-vertical-align="middle" fo:padding-top="0.16cm" fo:padding-bottom="0.16cm" fo:padding-left="0.285cm" fo:padding-right="0.285cm"/>
    </style:style>
    <style:style style:name="gr38" style:family="graphic" style:parent-style-name="standard">
      <style:graphic-properties draw:stroke="none" svg:stroke-width="0.07cm" svg:stroke-color="#ff0000" draw:marker-start-width="0.305cm" draw:marker-end-width="0.305cm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objectwithoutfill">
      <style:graphic-properties svg:stroke-color="#0000ff" draw:marker-end="Arrow" draw:marker-end-width="0.2cm" draw:fill="none" draw:textarea-vertical-align="middle"/>
    </style:style>
    <style:style style:name="gr40" style:family="graphic" style:parent-style-name="measure" style:list-style-name="L1">
      <style:graphic-properties draw:textarea-vertical-align="middle" draw:line-distance="0.96cm"/>
    </style:style>
    <style:style style:name="gr41" style:family="graphic" style:parent-style-name="standard">
      <style:graphic-properties svg:stroke-width="0.05cm" draw:marker-start-width="0.275cm" draw:marker-end-width="0.275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2" style:family="graphic" style:parent-style-name="standard">
      <style:graphic-properties svg:stroke-width="0.05cm" svg:stroke-color="#ff0000" draw:marker-start="" draw:marker-start-width="0.175cm" draw:marker-end="Arrow_20_concave" draw:marker-end-width="0.225cm" draw:textarea-horizontal-align="right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Line_20_with_20_Fine_20_Dots" svg:stroke-width="0.05cm" svg:stroke-color="#ff0000" draw:marker-start="Arrow" draw:marker-start-width="0.275cm" draw:marker-end="Arrow_20_concave" draw:marker-end-width="0.35cm" draw:fill="solid" draw:fill-color="#0047f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svg:stroke-color="#ff0000" draw:marker-end="Arrow_20_concave" draw:marker-end-width="0.2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4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5cm" fo:min-width="0cm"/>
    </style:style>
    <style:style style:name="gr48" style:family="graphic" style:parent-style-name="standard">
      <style:graphic-properties svg:stroke-width="0.05cm" svg:stroke-color="#ff0000" draw:marker-start="Arrow_20_concave" draw:marker-start-width="0.275cm" draw:marker-end="" draw:marker-end-width="0.275cm" draw:textarea-horizontal-align="right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ff0000" draw:marker-start="" draw:marker-start-width="0.275cm" draw:marker-end="Arrow_20_concave" draw:marker-end-width="0.275cm" draw:textarea-horizontal-align="right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marker-end="Short_20_line_20_Arrow" draw:marker-end-width="0.15cm" draw:fill="none" draw:textarea-vertical-align="middle"/>
    </style:style>
    <style:style style:name="gr51" style:family="graphic" style:parent-style-name="objectwithoutfill">
      <style:graphic-properties draw:marker-start="Short_20_line_20_Arrow" draw:marker-start-width="0.15cm" draw:marker-end="" draw:marker-end-width="0.15cm" draw:fill="none" draw:textarea-vertical-align="middle"/>
    </style:style>
    <style:style style:name="gr52" style:family="graphic" style:parent-style-name="objectwithoutfill">
      <style:graphic-properties svg:stroke-color="#008000" draw:marker-end="Short_20_line_20_Arrow" draw:marker-end-width="0.2cm" draw:fill="none" draw:textarea-vertical-align="middle"/>
    </style:style>
    <style:style style:name="gr53" style:family="graphic" style:parent-style-name="standard">
      <style:graphic-properties draw:stroke="solid" draw:stroke-dash="Line_20_with_20_Fine_20_Dots" svg:stroke-width="0cm" svg:stroke-color="#008000" draw:marker-start="Arrow" draw:marker-start-width="0.125cm" draw:marker-end="Arrow_20_concave" draw:marker-end-width="0.125cm" draw:fill="solid" draw:fill-color="#008000" draw:textarea-horizontal-align="justify" draw:textarea-vertical-align="middle" draw:auto-grow-height="false" fo:padding-top="0.125cm" fo:padding-bottom="0.125cm" fo:padding-left="0.25cm" fo:padding-right="0.25cm"/>
    </style:style>
    <style:style style:name="gr5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objectwithoutfill">
      <style:graphic-properties svg:stroke-width="0.05cm" svg:stroke-color="#008000" draw:marker-start-width="0.27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904cm" fo:min-width="0cm"/>
    </style:style>
    <style:style style:name="gr57" style:family="graphic" style:parent-style-name="standard">
      <style:graphic-properties svg:stroke-color="#008000" draw:fill="solid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5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33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0000ff" style:text-outline="false" style:text-line-through-style="none" fo:font-family="TeXGyreTerme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text-properties fo:color="#0000ff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color="#0000ff" fo:font-weight="bold" style:font-weight-asian="bold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color="#0000ff" fo:font-size="14pt" style:font-size-asian="14pt" style:font-size-complex="14pt"/>
    </style:style>
    <style:style style:name="P10" style:family="paragraph">
      <style:text-properties fo:color="#0000ff" fo:font-size="12pt" style:font-size-asian="12pt" style:font-size-complex="12pt"/>
    </style:style>
    <style:style style:name="P11" style:family="paragraph">
      <style:text-properties fo:color="#008000" fo:font-size="14pt" style:font-size-asian="14pt" style:font-size-complex="14pt"/>
    </style:style>
    <style:style style:name="P12" style:family="paragraph">
      <style:text-properties fo:color="#000000" fo:font-size="12pt" style:font-size-asian="12pt" style:font-size-complex="12pt"/>
    </style:style>
    <style:style style:name="P13" style:family="paragraph">
      <style:text-properties fo:color="#0000ff" fo:font-family="Symbol" style:font-pitch="variable" style:font-charset="x-symbol"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008000"/>
    </style:style>
    <style:style style:name="P16" style:family="paragraph">
      <style:text-properties fo:color="#008000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7" style:family="paragraph">
      <style:text-properties fo:color="#008000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0000ff" style:text-outline="false" style:text-line-through-style="none" fo:font-family="Arial" style:font-style-name="Regular" style:font-family-generic="swiss" fo:font-size="18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fo:font-family="Arial" style:font-style-name="Regular" style:font-family-generic="swiss" fo:font-size="12pt" fo:font-style="normal" fo:text-shadow="none" style:text-underline-style="none" fo:font-weight="normal" style:letter-kerning="true" style:font-family-asian="Arial" style:font-style-name-asian="Regular" style:font-family-generic-asian="swiss" style:font-size-asian="12pt" style:font-style-asian="normal" style:font-weight-asian="normal" style:font-family-complex="Arial" style:font-style-name-complex="Regular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color="#0000ff" fo:font-size="8pt" style:font-size-asian="8pt" style:font-size-complex="8pt"/>
    </style:style>
    <style:style style:name="T9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10" style:family="text">
      <style:text-properties fo:color="#008000" fo:font-size="14pt" style:font-size-asian="14pt" style:font-size-complex="14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ff" fo:font-family="Symbol" style:font-pitch="variable" style:font-charset="x-symbol" fo:font-weight="bold" style:font-weight-asian="bold" style:font-weight-complex="bold"/>
    </style:style>
    <style:style style:name="T14" style:family="text">
      <style:text-properties fo:color="#0000ff" fo:font-family="Symbol" style:font-pitch="variable" style:font-charset="x-symbol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8000"/>
    </style:style>
    <style:style style:name="T18" style:family="text">
      <style:text-properties fo:color="#008000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8000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88cm" svg:height="1.31cm" draw:transform="rotate (-1.91986217719376) translate (10.672cm 20.989cm)">
          <text:p/>
          <draw:enhanced-geometry svg:viewBox="0 0 21600 21600" draw:mirror-vertical="true" draw:type="block-arc" draw:modifiers="-132.88650957809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6.9cm" svg:y1="21.6cm" svg:x2="11.5cm" svg:y2="21.6cm">
          <text:p/>
        </draw:line>
        <draw:measure draw:style-name="gr3" draw:text-style-name="P2" draw:layer="layout" svg:x1="8.343cm" svg:y1="21.314cm" svg:x2="11.695cm" svg:y2="19.378cm">
          <text:p text:style-name="P2"><text:span text:style-name="T1">ℓ</text:span><text:span text:style-name="T2">1</text:span></text:p>
        </draw:measure>
        <draw:measure draw:style-name="gr4" draw:text-style-name="P2" draw:layer="layout" svg:x1="4.42cm" svg:y1="20.783cm" svg:x2="8.393cm" svg:y2="20.784cm">
          <text:p text:style-name="P2"><text:span text:style-name="T1">ℓ</text:span><text:span text:style-name="T2">2</text:span></text:p>
        </draw:measure>
        <draw:custom-shape draw:style-name="gr5" draw:text-style-name="P1" draw:layer="layout" svg:width="4.08cm" svg:height="0.5cm" draw:transform="rotate (0.523598775598299) translate (8.186cm 21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0.4cm" svg:x="4.4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3.9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6cm" svg:height="0.3cm" svg:x="2.9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10.5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5cm" svg:y1="4.1cm" svg:x2="12.5cm" svg:y2="5.1cm">
          <text:p/>
        </draw:line>
        <draw:line draw:style-name="gr10" draw:text-style-name="P1" draw:layer="layout" svg:x1="12.5cm" svg:y1="3cm" svg:x2="12.5cm" svg:y2="4cm">
          <text:p/>
        </draw:line>
        <draw:frame draw:style-name="gr11" draw:text-style-name="P5" draw:layer="layout" svg:width="1.035cm" svg:height="0.9cm" svg:x="12.717cm" svg:y="3.012cm">
          <draw:text-box>
            <text:p><text:span text:style-name="T3">W</text:span></text:p>
          </draw:text-box>
        </draw:frame>
        <draw:frame draw:style-name="gr12" draw:text-style-name="P5" draw:layer="layout" svg:width="0.959cm" svg:height="0.962cm" svg:x="12.818cm" svg:y="4.212cm">
          <draw:text-box>
            <text:p><text:span text:style-name="T3">N</text:span></text:p>
          </draw:text-box>
        </draw:frame>
        <draw:polygon draw:style-name="gr13" draw:text-style-name="P1" draw:layer="layout" svg:width="5.21cm" svg:height="6.745cm" svg:x="17.778cm" svg:y="1cm" svg:viewBox="0 0 5211 6746" draw:points="0,6746 0,0 5211,0 5211,6746">
          <text:p/>
        </draw:polygon>
        <draw:custom-shape draw:style-name="gr8" draw:text-style-name="P4" draw:layer="layout" svg:width="6cm" svg:height="0.3cm" svg:x="17.289cm" svg:y="6.9cm">
          <text:p/>
          <draw:enhanced-geometry svg:viewBox="0 0 21600 21600" draw:type="rectangle" draw:enhanced-path="M 0 0 L 21600 0 21600 21600 0 21600 0 0 Z N"/>
        </draw:custom-shape>
        <draw:polygon draw:style-name="gr13" draw:text-style-name="P1" draw:layer="layout" svg:width="5.21cm" svg:height="6.745cm" svg:x="23.778cm" svg:y="1cm" svg:viewBox="0 0 5211 6746" draw:points="0,6746 0,0 5211,0 5211,6746">
          <text:p/>
        </draw:polygon>
        <draw:line draw:style-name="gr14" draw:text-style-name="P1" draw:layer="layout" svg:x1="26.369cm" svg:y1="4.6cm" svg:x2="26.369cm" svg:y2="6.2cm">
          <text:p/>
        </draw:line>
        <draw:frame draw:style-name="gr11" draw:text-style-name="P5" draw:layer="layout" svg:width="1.035cm" svg:height="0.9cm" svg:x="25.797cm" svg:y="3.7cm">
          <draw:text-box>
            <text:p><text:span text:style-name="T3">W</text:span></text:p>
          </draw:text-box>
        </draw:frame>
        <draw:frame draw:style-name="gr11" draw:text-style-name="P6" draw:layer="layout" svg:width="1.145cm" svg:height="0.9cm" svg:x="24cm" svg:y="5.4cm">
          <draw:text-box>
            <text:p><text:span text:style-name="T4">N</text:span><text:span text:style-name="T5">1</text:span></text:p>
          </draw:text-box>
        </draw:frame>
        <draw:line draw:style-name="gr15" draw:text-style-name="P1" draw:layer="layout" svg:x1="25.389cm" svg:y1="5.2cm" svg:x2="25.389cm" svg:y2="6.8cm">
          <text:p/>
        </draw:line>
        <draw:line draw:style-name="gr15" draw:text-style-name="P1" draw:layer="layout" svg:x1="27.489cm" svg:y1="5.2cm" svg:x2="27.489cm" svg:y2="6.8cm">
          <text:p/>
        </draw:line>
        <draw:custom-shape draw:style-name="gr8" draw:text-style-name="P4" draw:layer="layout" svg:width="6cm" svg:height="0.3cm" svg:x="3.1cm" svg:y="1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cm" svg:x="4.1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5.1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1.2cm" svg:y="9.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2cm" svg:y1="10cm" svg:x2="12.2cm" svg:y2="10.5cm">
          <text:p/>
        </draw:line>
        <draw:frame draw:style-name="gr11" draw:text-style-name="P7" draw:layer="layout" svg:width="1.272cm" svg:height="0.9cm" svg:x="12.128cm" svg:y="9.7cm">
          <draw:text-box>
            <text:p><text:span text:style-name="T3">W</text:span><text:span text:style-name="T6">1</text:span></text:p>
          </draw:text-box>
        </draw:frame>
        <draw:line draw:style-name="gr17" draw:text-style-name="P1" draw:layer="layout" svg:x1="12.201cm" svg:y1="10.6cm" svg:x2="12.201cm" svg:y2="11.1cm">
          <text:p/>
        </draw:line>
        <draw:frame draw:style-name="gr11" draw:text-style-name="P7" draw:layer="layout" svg:width="1.145cm" svg:height="0.9cm" svg:x="12.1cm" svg:y="11.1cm">
          <draw:text-box>
            <text:p><text:span text:style-name="T3">N</text:span><text:span text:style-name="T6">1</text:span></text:p>
          </draw:text-box>
        </draw:frame>
        <draw:custom-shape draw:style-name="gr5" draw:text-style-name="P1" draw:layer="layout" svg:width="4cm" svg:height="2cm" svg:x="16.2cm" svg:y="9.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8.2cm" svg:y1="10cm" svg:x2="18.2cm" svg:y2="10.5cm">
          <text:p/>
        </draw:line>
        <draw:frame draw:style-name="gr11" draw:text-style-name="P7" draw:layer="layout" svg:width="1.272cm" svg:height="0.9cm" svg:x="18.356cm" svg:y="9.662cm">
          <draw:text-box>
            <text:p><text:span text:style-name="T3">W</text:span><text:span text:style-name="T6">2</text:span></text:p>
          </draw:text-box>
        </draw:frame>
        <draw:frame draw:style-name="gr11" draw:text-style-name="P7" draw:layer="layout" svg:width="1.145cm" svg:height="0.9cm" svg:x="18.4cm" svg:y="11.1cm">
          <draw:text-box>
            <text:p><text:span text:style-name="T3">N</text:span><text:span text:style-name="T6">2</text:span></text:p>
          </draw:text-box>
        </draw:frame>
        <draw:line draw:style-name="gr16" draw:text-style-name="P1" draw:layer="layout" svg:x1="18.2cm" svg:y1="9.1cm" svg:x2="18.2cm" svg:y2="9.6cm">
          <text:p/>
        </draw:line>
        <draw:frame draw:style-name="gr11" draw:text-style-name="P7" draw:layer="layout" svg:width="1.332cm" svg:height="0.9cm" svg:x="18.188cm" svg:y="8.4cm">
          <draw:text-box>
            <text:p><text:span text:style-name="T3">-N</text:span><text:span text:style-name="T6">1</text:span></text:p>
          </draw:text-box>
        </draw:frame>
        <draw:frame draw:style-name="gr11" draw:text-style-name="P5" draw:layer="layout" svg:width="0.815cm" svg:height="0.9cm" svg:x="5.134cm" svg:y="8.162cm">
          <draw:text-box>
            <text:p><text:span text:style-name="T3">1</text:span></text:p>
          </draw:text-box>
        </draw:frame>
        <draw:frame draw:style-name="gr11" draw:text-style-name="P5" draw:layer="layout" svg:width="0.815cm" svg:height="0.9cm" svg:x="4.135cm" svg:y="10.162cm">
          <draw:text-box>
            <text:p><text:span text:style-name="T3">2</text:span></text:p>
          </draw:text-box>
        </draw:frame>
        <draw:frame draw:style-name="gr11" draw:text-style-name="P5" draw:layer="layout" svg:width="0.815cm" svg:height="0.9cm" svg:x="11.235cm" svg:y="9.162cm">
          <draw:text-box>
            <text:p><text:span text:style-name="T3">1</text:span></text:p>
          </draw:text-box>
        </draw:frame>
        <draw:frame draw:style-name="gr11" draw:text-style-name="P5" draw:layer="layout" svg:width="0.815cm" svg:height="0.9cm" svg:x="16.236cm" svg:y="9.162cm">
          <draw:text-box>
            <text:p><text:span text:style-name="T3">2</text:span></text:p>
          </draw:text-box>
        </draw:frame>
        <draw:line draw:style-name="gr17" draw:text-style-name="P1" draw:layer="layout" svg:x1="18.201cm" svg:y1="10.6cm" svg:x2="18.201cm" svg:y2="11.1cm">
          <text:p/>
        </draw:line>
        <draw:path draw:style-name="gr18" draw:text-style-name="P1" draw:layer="layout" svg:width="2.448cm" svg:height="2.287cm" svg:x="2.517cm" svg:y="25.237cm" svg:viewBox="0 0 2449 2288" svg:d="m1904 0c-153 4-304 15-456 15-163 0-312 41-470 44-151 3-309 18-441 88-172 91-326 221-441 382-93 131-76 291-88 441-12 151-13 305 15 456 32 175 179 292 264 441 88 155 236 267 397 353 146 78 293 50 441 58 155 8 315 18 470 0 159-18 326-32 471-103 136-67 317-204 264-396-42-151-101-296-103-456-2-149-22-304 30-441 58-152 179-282 191-441 15-194-219-263-353-353l-73-44z">
          <text:p/>
        </draw:path>
        <draw:custom-shape draw:style-name="gr19" draw:text-style-name="P1" draw:layer="layout" svg:width="0.15cm" svg:height="0.15cm" svg:x="3.617cm" svg:y="2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817cm" svg:y1="24.125cm" svg:x2="5.217cm" svg:y2="28.625cm">
          <text:p/>
        </draw:line>
        <draw:line draw:style-name="gr20" draw:text-style-name="P1" draw:layer="layout" svg:x1="1.017cm" svg:y1="26.225cm" svg:x2="5.617cm" svg:y2="27.325cm">
          <text:p/>
        </draw:line>
        <draw:line draw:style-name="gr20" draw:text-style-name="P1" draw:layer="layout" svg:x1="4.217cm" svg:y1="24.025cm" svg:x2="2.917cm" svg:y2="28.325cm">
          <text:p/>
        </draw:line>
        <draw:line draw:style-name="gr16" draw:text-style-name="P1" draw:layer="layout" svg:x1="2.917cm" svg:y1="24.325cm" svg:x2="3.417cm" svg:y2="25.325cm">
          <text:p/>
        </draw:line>
        <draw:line draw:style-name="gr16" draw:text-style-name="P1" draw:layer="layout" svg:x1="5cm" svg:y1="28.2cm" svg:x2="4.6cm" svg:y2="27.5cm">
          <text:p/>
        </draw:line>
        <draw:line draw:style-name="gr16" draw:text-style-name="P1" draw:layer="layout" svg:x1="1.317cm" svg:y1="26.325cm" svg:x2="2.5cm" svg:y2="26.6cm">
          <text:p/>
        </draw:line>
        <draw:line draw:style-name="gr16" draw:text-style-name="P1" draw:layer="layout" svg:x1="4.117cm" svg:y1="24.425cm" svg:x2="3.8cm" svg:y2="25.3cm">
          <text:p/>
        </draw:line>
        <draw:line draw:style-name="gr20" draw:text-style-name="P1" draw:layer="layout" svg:x1="5.617cm" svg:y1="24.225cm" svg:x2="2.917cm" svg:y2="28.325cm">
          <text:p/>
        </draw:line>
        <draw:line draw:style-name="gr16" draw:text-style-name="P1" draw:layer="layout" svg:x1="3cm" svg:y1="28.2cm" svg:x2="3.5cm" svg:y2="27.5cm">
          <text:p/>
        </draw:line>
        <draw:line draw:style-name="gr20" draw:text-style-name="P1" draw:layer="layout" svg:x1="5.617cm" svg:y1="24.325cm" svg:x2="1.517cm" svg:y2="28.225cm">
          <text:p/>
        </draw:line>
        <draw:line draw:style-name="gr16" draw:text-style-name="P1" draw:layer="layout" svg:x1="1.9cm" svg:y1="27.9cm" svg:x2="2.7cm" svg:y2="27.1cm">
          <text:p/>
        </draw:line>
        <draw:path draw:style-name="gr21" draw:text-style-name="P8" draw:layer="layout" svg:width="2.448cm" svg:height="2.287cm" svg:x="7.218cm" svg:y="25.237cm" svg:viewBox="0 0 2449 2288" svg:d="m1904 0c-153 4-304 15-456 15-163 0-312 41-470 44-151 3-309 18-441 88-172 91-326 221-441 382-93 131-76 291-88 441-12 151-13 305 15 456 32 175 179 292 264 441 88 155 236 267 397 353 146 78 293 50 441 58 155 8 315 18 470 0 159-18 326-32 471-103 136-67 317-204 264-396-42-151-101-296-103-456-2-149-22-304 30-441 58-152 179-282 191-441 15-194-219-263-353-353l-73-44z">
          <text:p/>
        </draw:path>
        <draw:custom-shape draw:style-name="gr19" draw:text-style-name="P1" draw:layer="layout" svg:width="0.15cm" svg:height="0.15cm" svg:x="8.318cm" svg:y="2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9.917cm" svg:y1="26.625cm" svg:x2="6.317cm" svg:y2="27.325cm">
          <text:p/>
        </draw:line>
        <draw:line draw:style-name="gr23" draw:text-style-name="P1" draw:layer="layout" svg:x1="8.402cm" svg:y1="26.425cm" svg:x2="8.517cm" svg:y2="26.925cm">
          <text:p/>
        </draw:line>
        <draw:line draw:style-name="gr24" draw:text-style-name="P1" draw:layer="layout" svg:x1="6.497cm" svg:y1="27.305cm" svg:x2="7.497cm" svg:y2="27.105cm">
          <text:p/>
        </draw:line>
        <draw:frame draw:style-name="gr25" draw:text-style-name="P9" draw:layer="layout" svg:width="0.777cm" svg:height="0.806cm" svg:x="8.461cm" svg:y="26.1cm">
          <draw:text-box>
            <text:p><text:span text:style-name="T7">d</text:span></text:p>
          </draw:text-box>
        </draw:frame>
        <draw:frame draw:style-name="gr26" draw:text-style-name="P10" draw:layer="layout" svg:width="0.96cm" svg:height="0.806cm" svg:x="4.3cm" svg:y="28.125cm">
          <draw:text-box>
            <text:p><text:span text:style-name="T7">F</text:span><text:span text:style-name="T8">1</text:span></text:p>
          </draw:text-box>
        </draw:frame>
        <draw:frame draw:style-name="gr27" draw:text-style-name="P10" draw:layer="layout" svg:width="0.96cm" svg:height="0.806cm" svg:x="4.2cm" svg:y="24.1cm">
          <draw:text-box>
            <text:p><text:span text:style-name="T7">F</text:span><text:span text:style-name="T8">7</text:span></text:p>
          </draw:text-box>
        </draw:frame>
        <draw:frame draw:style-name="gr26" draw:text-style-name="P10" draw:layer="layout" svg:width="0.96cm" svg:height="0.806cm" svg:x="2.817cm" svg:y="23.8cm">
          <draw:text-box>
            <text:p><text:span text:style-name="T7">F</text:span><text:span text:style-name="T8">6</text:span></text:p>
          </draw:text-box>
        </draw:frame>
        <draw:frame draw:style-name="gr26" draw:text-style-name="P10" draw:layer="layout" svg:width="0.96cm" svg:height="0.806cm" svg:x="1cm" svg:y="25.625cm">
          <draw:text-box>
            <text:p><text:span text:style-name="T7">F</text:span><text:span text:style-name="T8">5</text:span></text:p>
          </draw:text-box>
        </draw:frame>
        <draw:frame draw:style-name="gr28" draw:text-style-name="P10" draw:layer="layout" svg:width="0.96cm" svg:height="0.806cm" svg:x="1.099cm" svg:y="27.413cm">
          <draw:text-box>
            <text:p><text:span text:style-name="T7">F</text:span><text:span text:style-name="T8">3</text:span></text:p>
          </draw:text-box>
        </draw:frame>
        <draw:frame draw:style-name="gr26" draw:text-style-name="P10" draw:layer="layout" svg:width="0.96cm" svg:height="0.806cm" svg:x="2cm" svg:y="28cm">
          <draw:text-box>
            <text:p><text:span text:style-name="T7">F</text:span><text:span text:style-name="T8">2</text:span></text:p>
          </draw:text-box>
        </draw:frame>
        <draw:frame draw:style-name="gr26" draw:text-style-name="P9" draw:layer="layout" svg:width="0.803cm" svg:height="0.806cm" svg:x="6.7cm" svg:y="27.3cm">
          <draw:text-box>
            <text:p><text:span text:style-name="T7">F</text:span></text:p>
          </draw:text-box>
        </draw:frame>
        <draw:frame draw:style-name="gr25" draw:layer="layout" svg:width="0.849cm" svg:height="1.081cm" svg:x="5.417cm" svg:y="25.744cm">
          <draw:text-box>
            <text:p><text:span text:style-name="T9">º</text:span></text:p>
          </draw:text-box>
        </draw:frame>
        <draw:path draw:style-name="gr21" draw:text-style-name="P8" draw:layer="layout" svg:width="2.448cm" svg:height="2.287cm" svg:x="11.918cm" svg:y="25.237cm" svg:viewBox="0 0 2449 2288" svg:d="m1904 0c-153 4-304 15-456 15-163 0-312 41-470 44-151 3-309 18-441 88-172 91-326 221-441 382-93 131-76 291-88 441-12 151-13 305 15 456 32 175 179 292 264 441 88 155 236 267 397 353 146 78 293 50 441 58 155 8 315 18 470 0 159-18 326-32 471-103 136-67 317-204 264-396-42-151-101-296-103-456-2-149-22-304 30-441 58-152 179-282 191-441 15-194-219-263-353-353l-73-44z">
          <text:p/>
        </draw:path>
        <draw:line draw:style-name="gr22" draw:text-style-name="P1" draw:layer="layout" svg:x1="14.617cm" svg:y1="26.625cm" svg:x2="11.017cm" svg:y2="27.325cm">
          <text:p/>
        </draw:line>
        <draw:line draw:style-name="gr29" draw:text-style-name="P1" draw:layer="layout" svg:x1="13.102cm" svg:y1="26.425cm" svg:x2="13.217cm" svg:y2="26.925cm">
          <text:p/>
        </draw:line>
        <draw:custom-shape draw:style-name="gr19" draw:text-style-name="P1" draw:layer="layout" svg:width="0.15cm" svg:height="0.15cm" svg:x="13.018cm" svg:y="2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1.197cm" svg:y1="27.305cm" svg:x2="12.197cm" svg:y2="27.105cm">
          <text:p/>
        </draw:line>
        <draw:frame draw:style-name="gr25" draw:text-style-name="P9" draw:layer="layout" svg:width="0.803cm" svg:height="0.806cm" svg:x="11.3cm" svg:y="27.3cm">
          <draw:text-box>
            <text:p><text:span text:style-name="T7">F</text:span></text:p>
          </draw:text-box>
        </draw:frame>
        <draw:frame draw:style-name="gr25" draw:layer="layout" svg:width="0.849cm" svg:height="1.081cm" svg:x="9.968cm" svg:y="25.744cm">
          <draw:text-box>
            <text:p><text:span text:style-name="T9">º</text:span></text:p>
          </draw:text-box>
        </draw:frame>
        <draw:line draw:style-name="gr22" draw:text-style-name="P1" draw:layer="layout" svg:x1="14.617cm" svg:y1="26.125cm" svg:x2="11.017cm" svg:y2="26.825cm">
          <text:p/>
        </draw:line>
        <draw:line draw:style-name="gr31" draw:text-style-name="P1" draw:layer="layout" svg:x1="12.097cm" svg:y1="26.605cm" svg:x2="13.097cm" svg:y2="26.405cm">
          <text:p/>
        </draw:line>
        <draw:line draw:style-name="gr32" draw:text-style-name="P1" draw:layer="layout" svg:x1="13.097cm" svg:y1="26.405cm" svg:x2="14.097cm" svg:y2="26.205cm">
          <text:p/>
        </draw:line>
        <draw:frame draw:style-name="gr33" draw:text-style-name="P11" draw:layer="layout" svg:width="1cm" svg:height="0.806cm" svg:x="12.117cm" svg:y="25.725cm">
          <draw:text-box>
            <text:p><text:span text:style-name="T10">F'</text:span></text:p>
          </draw:text-box>
        </draw:frame>
        <draw:frame draw:style-name="gr25" draw:text-style-name="P11" draw:layer="layout" svg:width="1.061cm" svg:height="0.806cm" svg:x="13.237cm" svg:y="25.5cm">
          <draw:text-box>
            <text:p><text:span text:style-name="T10">-F'</text:span></text:p>
          </draw:text-box>
        </draw:frame>
        <draw:path draw:style-name="gr21" draw:text-style-name="P8" draw:layer="layout" svg:width="2.448cm" svg:height="2.287cm" svg:x="16.419cm" svg:y="25.237cm" svg:viewBox="0 0 2449 2288" svg:d="m1904 0c-153 4-304 15-456 15-163 0-312 41-470 44-151 3-309 18-441 88-172 91-326 221-441 382-93 131-76 291-88 441-12 151-13 305 15 456 32 175 179 292 264 441 88 155 236 267 397 353 146 78 293 50 441 58 155 8 315 18 470 0 159-18 326-32 471-103 136-67 317-204 264-396-42-151-101-296-103-456-2-149-22-304 30-441 58-152 179-282 191-441 15-194-219-263-353-353l-73-44z">
          <text:p/>
        </draw:path>
        <draw:line draw:style-name="gr34" draw:text-style-name="P1" draw:layer="layout" svg:x1="18.317cm" svg:y1="26.677cm" svg:x2="18.432cm" svg:y2="27.177cm">
          <text:p/>
        </draw:line>
        <draw:line draw:style-name="gr30" draw:text-style-name="P1" draw:layer="layout" svg:x1="17.483cm" svg:y1="27.325cm" svg:x2="18.483cm" svg:y2="27.125cm">
          <text:p/>
        </draw:line>
        <draw:frame draw:style-name="gr35" draw:text-style-name="P9" draw:layer="layout" svg:width="1.776cm" svg:height="0.806cm" svg:x="18.623cm" svg:y="26.6cm">
          <draw:text-box>
            <text:p><text:span text:style-name="T7">M=dF</text:span></text:p>
          </draw:text-box>
        </draw:frame>
        <draw:frame draw:style-name="gr36" draw:layer="layout" svg:width="0.849cm" svg:height="1.081cm" svg:x="14.869cm" svg:y="25.744cm">
          <draw:text-box>
            <text:p><text:span text:style-name="T9">º</text:span></text:p>
          </draw:text-box>
        </draw:frame>
        <draw:line draw:style-name="gr30" draw:text-style-name="P1" draw:layer="layout" svg:x1="16.598cm" svg:y1="26.605cm" svg:x2="17.598cm" svg:y2="26.405cm">
          <text:p/>
        </draw:line>
        <draw:custom-shape draw:style-name="gr19" draw:text-style-name="P1" draw:layer="layout" svg:width="0.15cm" svg:height="0.15cm" svg:x="17.519cm" svg:y="2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8.317cm" svg:y1="26.677cm" svg:x2="19.317cm" svg:y2="26.477cm">
          <text:p/>
        </draw:line>
        <draw:frame draw:style-name="gr38" draw:text-style-name="P9" draw:layer="layout" svg:width="0.803cm" svg:height="0.806cm" svg:x="16.617cm" svg:y="25.725cm">
          <draw:text-box>
            <text:p><text:span text:style-name="T7">F</text:span></text:p>
          </draw:text-box>
        </draw:frame>
        <draw:frame draw:style-name="gr25" draw:text-style-name="P12" draw:layer="layout" svg:width="1.137cm" svg:height="0.725cm" svg:x="17.5cm" svg:y="25.5cm">
          <draw:text-box>
            <text:p><text:span text:style-name="T11">CG</text:span></text:p>
          </draw:text-box>
        </draw:frame>
        <draw:frame draw:style-name="gr25" draw:text-style-name="P12" draw:layer="layout" svg:width="1.137cm" svg:height="0.725cm" svg:x="2.48cm" svg:y="25.7cm">
          <draw:text-box>
            <text:p><text:span text:style-name="T11">CG</text:span></text:p>
          </draw:text-box>
        </draw:frame>
        <draw:frame draw:style-name="gr25" draw:text-style-name="P9" draw:layer="layout" svg:width="0.777cm" svg:height="0.806cm" svg:x="13.118cm" svg:y="26.201cm">
          <draw:text-box>
            <text:p><text:span text:style-name="T7">d</text:span></text:p>
          </draw:text-box>
        </draw:frame>
        <draw:line draw:style-name="gr39" draw:text-style-name="P1" draw:layer="layout" svg:x1="10.406cm" svg:y1="20.996cm" svg:x2="10.194cm" svg:y2="20.784cm">
          <text:p/>
        </draw:line>
        <draw:custom-shape draw:style-name="gr8" draw:text-style-name="P4" draw:layer="layout" svg:width="3.9cm" svg:height="0.8cm" draw:transform="rotate (1.5707963267949) translate (3.6cm 17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7.871cm" svg:y1="15.884cm" svg:x2="7.709cm" svg:y2="15.722cm">
          <text:p/>
        </draw:line>
        <draw:measure draw:style-name="gr40" draw:text-style-name="P2" draw:layer="measurelines" svg:x1="4.42cm" svg:y1="15.583cm" svg:x2="8.393cm" svg:y2="15.584cm">
          <text:p text:style-name="P2"><text:span text:style-name="T1">ℓ</text:span></text:p>
        </draw:measure>
        <draw:custom-shape draw:style-name="gr5" draw:text-style-name="P1" draw:layer="layout" svg:width="4cm" svg:height="0.5cm" svg:x="4.4cm" svg:y="15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8cm" svg:height="0.8cm" svg:x="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035cm" svg:height="0.9cm" svg:x="14.2cm" svg:y="16.538cm">
          <draw:text-box>
            <text:p><text:span text:style-name="T3">W</text:span></text:p>
          </draw:text-box>
        </draw:frame>
        <draw:custom-shape draw:style-name="gr5" draw:text-style-name="P1" draw:layer="layout" svg:width="4cm" svg:height="0.5cm" svg:x="11.9cm" svg:y="15.7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3.9cm" svg:y1="15.95cm" svg:x2="13.9cm" svg:y2="17.55cm">
          <text:p/>
        </draw:line>
        <draw:frame draw:style-name="gr11" draw:text-style-name="P5" draw:layer="layout" svg:width="0.972cm" svg:height="0.9cm" svg:x="11.4cm" svg:y="16.6cm">
          <draw:text-box>
            <text:p><text:span text:style-name="T3">M</text:span></text:p>
          </draw:text-box>
        </draw:frame>
        <draw:g>
          <draw:custom-shape draw:style-name="gr43" draw:text-style-name="P1" draw:layer="layout" svg:width="1.288cm" svg:height="1.278cm" draw:transform="rotate (-1.91986217719376) translate (12.7cm 15.49cm)">
            <text:p/>
            <draw:enhanced-geometry svg:viewBox="0 0 21600 21600" draw:type="block-arc" draw:modifiers="162.515761338121 10427.12080583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44" draw:text-style-name="P1" draw:layer="layout" svg:x1="11.972cm" svg:y1="15.259cm" svg:x2="11.672cm" svg:y2="15.259cm">
            <text:p/>
          </draw:line>
        </draw:g>
        <draw:line draw:style-name="gr42" draw:text-style-name="P1" draw:layer="layout" svg:x1="11.9cm" svg:y1="16cm" svg:x2="13.5cm" svg:y2="14.8cm">
          <text:p/>
        </draw:line>
        <draw:frame draw:style-name="gr45" draw:text-style-name="P7" draw:layer="layout" svg:width="1.1cm" svg:height="0.962cm" svg:x="13.4cm" svg:y="14cm">
          <draw:text-box>
            <text:p><text:span text:style-name="T12">F</text:span></text:p>
          </draw:text-box>
        </draw:frame>
        <draw:custom-shape draw:style-name="gr6" draw:text-style-name="P3" draw:layer="layout" svg:width="0.4cm" svg:height="0.4cm" svg:x="4.4cm" svg:y="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9cm" svg:height="0.8cm" draw:transform="rotate (1.5707963267949) translate (3.6cm 22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7.871cm" svg:y1="21.624cm" svg:x2="7.709cm" svg:y2="21.462cm">
          <text:p/>
        </draw:line>
        <draw:custom-shape draw:style-name="gr5" draw:text-style-name="P1" draw:layer="layout" svg:width="4cm" svg:height="0.5cm" svg:x="4.4cm" svg:y="21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8cm" svg:height="0.8cm" svg:x="4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7" draw:layer="layout" svg:width="1.272cm" svg:height="0.878cm" svg:x="20.6cm" svg:y="21.8cm">
          <draw:text-box>
            <text:p><text:span text:style-name="T3">W</text:span><text:span text:style-name="T6">2</text:span></text:p>
          </draw:text-box>
        </draw:frame>
        <draw:custom-shape draw:style-name="gr5" draw:text-style-name="P1" draw:layer="layout" svg:width="4cm" svg:height="0.5cm" svg:x="19.9cm" svg:y="20.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9cm" svg:y1="20.85cm" svg:x2="21.9cm" svg:y2="22.45cm">
          <text:p/>
        </draw:line>
        <draw:frame draw:style-name="gr11" draw:text-style-name="P7" draw:layer="layout" svg:width="1.209cm" svg:height="0.9cm" svg:x="19.2cm" svg:y="19.238cm">
          <draw:text-box>
            <text:p><text:span text:style-name="T3">M</text:span><text:span text:style-name="T6">2</text:span></text:p>
          </draw:text-box>
        </draw:frame>
        <draw:g>
          <draw:custom-shape draw:style-name="gr43" draw:text-style-name="P1" draw:layer="layout" svg:width="1.288cm" svg:height="1.278cm" draw:transform="rotate (-1.91986217719376) translate (20.7cm 20.39cm)">
            <text:p/>
            <draw:enhanced-geometry svg:viewBox="0 0 21600 21600" draw:type="block-arc" draw:modifiers="162.515761338121 10427.12080583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44" draw:text-style-name="P1" draw:layer="layout" svg:x1="19.972cm" svg:y1="20.159cm" svg:x2="19.672cm" svg:y2="20.159cm">
            <text:p/>
          </draw:line>
        </draw:g>
        <draw:line draw:style-name="gr14" draw:text-style-name="P1" draw:layer="layout" svg:x1="19.9cm" svg:y1="20.9cm" svg:x2="21.5cm" svg:y2="19.7cm">
          <text:p/>
        </draw:line>
        <draw:frame draw:style-name="gr45" draw:text-style-name="P7" draw:layer="layout" svg:width="1.1cm" svg:height="0.9cm" svg:x="21.3cm" svg:y="19cm">
          <draw:text-box>
            <text:p><text:span text:style-name="T3">F</text:span><text:span text:style-name="T6">2</text:span></text:p>
          </draw:text-box>
        </draw:frame>
        <draw:custom-shape draw:style-name="gr41" draw:text-style-name="P1" draw:layer="layout" svg:width="0.8cm" svg:height="0.8cm" svg:x="8cm" svg:y="21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.087cm" svg:height="1.081cm" svg:x="10.513cm" svg:y="20.6cm">
          <draw:text-box>
            <text:p><text:span text:style-name="T13">q</text:span><text:span text:style-name="T14">1</text:span></text:p>
          </draw:text-box>
        </draw:frame>
        <draw:custom-shape draw:style-name="gr5" draw:text-style-name="P1" draw:layer="layout" svg:width="4.08cm" svg:height="0.5cm" draw:transform="rotate (0.523598775598299) translate (14.317cm 21.363cm)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6.23cm" svg:y1="20.562cm" svg:x2="16.23cm" svg:y2="22.162cm">
          <text:p/>
        </draw:line>
        <draw:frame draw:style-name="gr47" draw:text-style-name="P7" draw:layer="layout" svg:width="1.272cm" svg:height="0.9cm" svg:x="16.33cm" svg:y="21.4cm">
          <draw:text-box>
            <text:p><text:span text:style-name="T3">W</text:span><text:span text:style-name="T6">1</text:span></text:p>
          </draw:text-box>
        </draw:frame>
        <draw:frame draw:style-name="gr11" draw:text-style-name="P7" draw:layer="layout" svg:width="1.209cm" svg:height="0.9cm" svg:x="13.393cm" svg:y="19.962cm">
          <draw:text-box>
            <text:p><text:span text:style-name="T3">M</text:span><text:span text:style-name="T6">1</text:span></text:p>
          </draw:text-box>
        </draw:frame>
        <draw:line draw:style-name="gr48" draw:text-style-name="P1" draw:layer="layout" svg:x1="22.8cm" svg:y1="22.2cm" svg:x2="23.9cm" svg:y2="20.8cm">
          <text:p/>
        </draw:line>
        <draw:frame draw:style-name="gr45" draw:text-style-name="P7" draw:layer="layout" svg:width="1.1cm" svg:height="0.9cm" svg:x="15.13cm" svg:y="19.2cm">
          <draw:text-box>
            <text:p><text:span text:style-name="T3">F</text:span><text:span text:style-name="T6">1</text:span></text:p>
          </draw:text-box>
        </draw:frame>
        <draw:g>
          <draw:custom-shape draw:style-name="gr43" draw:text-style-name="P1" draw:layer="layout" svg:width="1.288cm" svg:height="1.278cm" draw:transform="rotate (-2.35619449019234) translate (24.7cm 20.789cm)">
            <text:p/>
            <draw:enhanced-geometry svg:viewBox="0 0 21600 21600" draw:type="block-arc" draw:modifiers="154.189506472036 10414.611631219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44" draw:text-style-name="P1" draw:layer="layout" svg:x1="23.187cm" svg:y1="21.057cm" svg:x2="23.06cm" svg:y2="20.785cm">
            <text:p/>
          </draw:line>
        </draw:g>
        <draw:frame draw:style-name="gr11" draw:text-style-name="P7" draw:layer="layout" svg:width="1.395cm" svg:height="0.9cm" svg:x="23.62cm" svg:y="19.338cm">
          <draw:text-box>
            <text:p><text:span text:style-name="T3">-M</text:span><text:span text:style-name="T6">1</text:span></text:p>
          </draw:text-box>
        </draw:frame>
        <draw:g>
          <draw:custom-shape draw:style-name="gr43" draw:text-style-name="P1" draw:layer="layout" svg:width="1.288cm" svg:height="1.278cm" draw:transform="rotate (-1.91986217719376) translate (15.231cm 21.091cm)">
            <text:p/>
            <draw:enhanced-geometry svg:viewBox="0 0 21600 21600" draw:type="block-arc" draw:modifiers="162.515761338121 10427.12080583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44" draw:text-style-name="P1" draw:layer="layout" svg:x1="14.503cm" svg:y1="20.86cm" svg:x2="14.203cm" svg:y2="20.86cm">
            <text:p/>
          </draw:line>
        </draw:g>
        <draw:frame draw:style-name="gr45" draw:text-style-name="P7" draw:layer="layout" svg:width="1.268cm" svg:height="0.9cm" svg:x="23cm" svg:y="21.7cm">
          <draw:text-box>
            <text:p><text:span text:style-name="T3">-F</text:span><text:span text:style-name="T6">1</text:span></text:p>
          </draw:text-box>
        </draw:frame>
        <draw:frame draw:style-name="gr11" draw:text-style-name="P5" draw:layer="layout" svg:width="0.815cm" svg:height="0.9cm" svg:x="4.035cm" svg:y="21.062cm">
          <draw:text-box>
            <text:p><text:span text:style-name="T3">2</text:span></text:p>
          </draw:text-box>
        </draw:frame>
        <draw:frame draw:style-name="gr11" draw:text-style-name="P5" draw:layer="layout" svg:width="0.815cm" svg:height="0.9cm" svg:x="8.036cm" svg:y="21.062cm">
          <draw:text-box>
            <text:p><text:span text:style-name="T3">1</text:span></text:p>
          </draw:text-box>
        </draw:frame>
        <draw:line draw:style-name="gr49" draw:text-style-name="P1" draw:layer="layout" svg:x1="14.43cm" svg:y1="21.562cm" svg:x2="15.53cm" svg:y2="20.162cm">
          <text:p/>
        </draw:line>
        <draw:frame draw:style-name="gr11" draw:text-style-name="P7" draw:layer="layout" svg:width="1.145cm" svg:height="0.9cm" svg:x="27.701cm" svg:y="5.4cm">
          <draw:text-box>
            <text:p><text:span text:style-name="T3">N</text:span><text:span text:style-name="T6">2</text:span></text:p>
          </draw:text-box>
        </draw:frame>
        <draw:frame draw:style-name="gr11" draw:text-style-name="P7" draw:layer="layout" svg:width="1.145cm" svg:height="0.9cm" svg:x="24.001cm" svg:y="5.4cm">
          <draw:text-box>
            <text:p><text:span text:style-name="T3">N</text:span><text:span text:style-name="T6">1</text:span></text:p>
          </draw:text-box>
        </draw:frame>
        <draw:line draw:style-name="gr20" draw:text-style-name="P1" draw:layer="layout" svg:x1="6cm" svg:y1="25.5cm" svg:x2="1.7cm" svg:y2="27.2cm">
          <text:p/>
        </draw:line>
        <draw:frame draw:style-name="gr26" draw:text-style-name="P10" draw:layer="layout" svg:width="0.96cm" svg:height="0.806cm" svg:x="1.2cm" svg:y="26.6cm">
          <draw:text-box>
            <text:p><text:span text:style-name="T7">F</text:span><text:span text:style-name="T8">4</text:span></text:p>
          </draw:text-box>
        </draw:frame>
        <draw:line draw:style-name="gr16" draw:text-style-name="P1" draw:layer="layout" svg:x1="2cm" svg:y1="27.1cm" svg:x2="2.6cm" svg:y2="26.8cm">
          <text:p/>
        </draw:line>
        <draw:line draw:style-name="gr50" draw:text-style-name="P1" draw:layer="layout" svg:x1="16.25cm" svg:y1="20.55cm" svg:x2="14.45cm" svg:y2="21.55cm">
          <text:p/>
        </draw:line>
        <draw:frame draw:style-name="gr25" draw:text-style-name="P14" draw:layer="layout" svg:width="1.611cm" svg:height="0.878cm" svg:x="14.689cm" svg:y="21.722cm">
          <draw:text-box>
            <text:p><text:span text:style-name="T15">r</text:span><text:span text:style-name="T16">cgp1</text:span></text:p>
          </draw:text-box>
        </draw:frame>
        <draw:line draw:style-name="gr50" draw:text-style-name="P1" draw:layer="layout" svg:x1="21.91cm" svg:y1="20.85cm" svg:x2="19.86cm" svg:y2="20.85cm">
          <text:p/>
        </draw:line>
        <draw:line draw:style-name="gr51" draw:text-style-name="P1" draw:layer="layout" svg:x1="23.91cm" svg:y1="20.85cm" svg:x2="21.86cm" svg:y2="20.85cm">
          <text:p/>
        </draw:line>
        <draw:frame draw:style-name="gr25" draw:text-style-name="P14" draw:layer="layout" svg:width="1.611cm" svg:height="0.878cm" svg:x="20.289cm" svg:y="21.022cm">
          <draw:text-box>
            <text:p><text:span text:style-name="T15">r</text:span><text:span text:style-name="T16">cgp2</text:span></text:p>
          </draw:text-box>
        </draw:frame>
        <draw:frame draw:style-name="gr25" draw:text-style-name="P14" draw:layer="layout" svg:width="1.611cm" svg:height="0.878cm" svg:x="21.9cm" svg:y="19.8cm">
          <draw:text-box>
            <text:p><text:span text:style-name="T15">r</text:span><text:span text:style-name="T16">cgd2</text:span></text:p>
          </draw:text-box>
        </draw:frame>
        <draw:frame draw:style-name="gr25" draw:text-style-name="P14" draw:layer="layout" svg:width="1.374cm" svg:height="0.878cm" svg:x="13cm" svg:y="14.9cm">
          <draw:text-box>
            <text:p><text:span text:style-name="T15">r</text:span><text:span text:style-name="T16">cgp</text:span></text:p>
          </draw:text-box>
        </draw:frame>
        <draw:line draw:style-name="gr50" draw:text-style-name="P1" draw:layer="layout" svg:x1="13.91cm" svg:y1="15.95cm" svg:x2="11.86cm" svg:y2="15.95cm">
          <text:p/>
        </draw:line>
        <draw:g>
          <draw:line draw:style-name="gr52" draw:text-style-name="P1" draw:layer="layout" svg:x1="1.28cm" svg:y1="2.8cm" svg:x2="3.28cm" svg:y2="2.8cm">
            <text:p/>
          </draw:line>
          <draw:line draw:style-name="gr52" draw:text-style-name="P1" draw:layer="layout" svg:x1="1.58cm" svg:y1="3.2cm" svg:x2="1.58cm" svg:y2="1.2cm">
            <text:p/>
          </draw:line>
          <draw:custom-shape draw:style-name="gr53" draw:text-style-name="P1" draw:layer="layout" svg:width="1.059cm" svg:height="1.059cm" draw:transform="rotate (-1.91986217719376) translate (2.242cm 2.505cm)">
            <text:p/>
            <draw:enhanced-geometry svg:viewBox="0 0 21600 21600" draw:type="block-arc" draw:modifiers="137.55289814717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52" draw:text-style-name="P1" draw:layer="layout" svg:x1="1.403cm" svg:y1="2.314cm" svg:x2="1.207cm" svg:y2="2.436cm">
            <text:p/>
          </draw:line>
          <draw:frame draw:style-name="gr54" draw:text-style-name="P15" draw:layer="layout" svg:width="0.875cm" svg:height="0.962cm" svg:x="1.705cm" svg:y="1.838cm">
            <draw:text-box>
              <text:p><text:span text:style-name="T17">+</text:span></text:p>
            </draw:text-box>
          </draw:frame>
          <draw:line draw:style-name="gr55" draw:text-style-name="P1" draw:layer="layout" svg:x1="2.78cm" svg:y1="1.3cm" svg:x2="2.78cm" svg:y2="2.3cm">
            <text:p/>
          </draw:line>
          <draw:frame draw:style-name="gr56" draw:text-style-name="P16" draw:layer="layout" svg:width="0.82cm" svg:height="1.154cm" svg:x="2.68cm" svg:y="1.046cm">
            <draw:text-box>
              <text:p><text:span text:style-name="T18">g</text:span></text:p>
            </draw:text-box>
          </draw:frame>
          <draw:custom-shape draw:style-name="gr57" draw:text-style-name="P1" draw:layer="layout" svg:width="0.3cm" svg:height="0.3cm" svg:x="1.43cm" svg:y="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cm" svg:height="0.1cm" svg:x="1.53cm" svg:y="2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17" draw:layer="layout" svg:width="0.752cm" svg:height="0.797cm" svg:x="2.738cm" svg:y="2.632cm">
            <draw:text-box>
              <text:p><text:span text:style-name="T19">x</text:span></text:p>
            </draw:text-box>
          </draw:frame>
          <draw:frame draw:style-name="gr59" draw:text-style-name="P17" draw:layer="layout" svg:width="0.722cm" svg:height="0.797cm" svg:x="0.938cm" svg:y="0.929cm">
            <draw:text-box>
              <text:p><text:span text:style-name="T19">y</text:span></text:p>
            </draw:text-box>
          </draw:frame>
          <draw:frame draw:style-name="gr59" draw:text-style-name="P17" draw:layer="layout" svg:width="0.697cm" svg:height="0.797cm" svg:x="1.04cm" svg:y="2.629cm">
            <draw:text-box>
              <text:p><text:span text:style-name="T19">z</text:span></text:p>
            </draw:text-box>
          </draw:frame>
        </draw:g>
        <draw:g>
          <draw:line draw:style-name="gr52" draw:text-style-name="P1" draw:layer="layout" svg:x1="1.195cm" svg:y1="20.5cm" svg:x2="3.195cm" svg:y2="20.5cm">
            <text:p/>
          </draw:line>
          <draw:line draw:style-name="gr52" draw:text-style-name="P1" draw:layer="layout" svg:x1="1.495cm" svg:y1="20.9cm" svg:x2="1.495cm" svg:y2="18.9cm">
            <text:p/>
          </draw:line>
          <draw:custom-shape draw:style-name="gr53" draw:text-style-name="P1" draw:layer="layout" svg:width="1.059cm" svg:height="1.059cm" draw:transform="rotate (-1.91986217719376) translate (2.157cm 20.205cm)">
            <text:p/>
            <draw:enhanced-geometry svg:viewBox="0 0 21600 21600" draw:type="block-arc" draw:modifiers="137.55289814717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52" draw:text-style-name="P1" draw:layer="layout" svg:x1="1.318cm" svg:y1="20.014cm" svg:x2="1.122cm" svg:y2="20.136cm">
            <text:p/>
          </draw:line>
          <draw:frame draw:style-name="gr54" draw:text-style-name="P15" draw:layer="layout" svg:width="0.875cm" svg:height="0.962cm" svg:x="1.62cm" svg:y="19.538cm">
            <draw:text-box>
              <text:p><text:span text:style-name="T17">+</text:span></text:p>
            </draw:text-box>
          </draw:frame>
          <draw:line draw:style-name="gr55" draw:text-style-name="P1" draw:layer="layout" svg:x1="2.695cm" svg:y1="19cm" svg:x2="2.695cm" svg:y2="20cm">
            <text:p/>
          </draw:line>
          <draw:frame draw:style-name="gr56" draw:text-style-name="P16" draw:layer="layout" svg:width="0.82cm" svg:height="1.154cm" svg:x="2.595cm" svg:y="18.746cm">
            <draw:text-box>
              <text:p><text:span text:style-name="T18">g</text:span></text:p>
            </draw:text-box>
          </draw:frame>
          <draw:custom-shape draw:style-name="gr57" draw:text-style-name="P1" draw:layer="layout" svg:width="0.3cm" svg:height="0.3cm" svg:x="1.345cm" svg:y="20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cm" svg:height="0.1cm" svg:x="1.445cm" svg:y="20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17" draw:layer="layout" svg:width="0.752cm" svg:height="0.797cm" svg:x="2.653cm" svg:y="20.332cm">
            <draw:text-box>
              <text:p><text:span text:style-name="T19">x</text:span></text:p>
            </draw:text-box>
          </draw:frame>
          <draw:frame draw:style-name="gr59" draw:text-style-name="P17" draw:layer="layout" svg:width="0.722cm" svg:height="0.797cm" svg:x="0.853cm" svg:y="18.629cm">
            <draw:text-box>
              <text:p><text:span text:style-name="T19">y</text:span></text:p>
            </draw:text-box>
          </draw:frame>
          <draw:frame draw:style-name="gr59" draw:text-style-name="P17" draw:layer="layout" svg:width="0.697cm" svg:height="0.797cm" svg:x="0.955cm" svg:y="20.329cm">
            <draw:text-box>
              <text:p><text:span text:style-name="T19">z</text:span></text:p>
            </draw:text-box>
          </draw:frame>
        </draw:g>
        <draw:g>
          <draw:line draw:style-name="gr52" draw:text-style-name="P1" draw:layer="layout" svg:x1="1.28cm" svg:y1="15.471cm" svg:x2="3.28cm" svg:y2="15.471cm">
            <text:p/>
          </draw:line>
          <draw:line draw:style-name="gr52" draw:text-style-name="P1" draw:layer="layout" svg:x1="1.58cm" svg:y1="15.871cm" svg:x2="1.58cm" svg:y2="13.871cm">
            <text:p/>
          </draw:line>
          <draw:custom-shape draw:style-name="gr53" draw:text-style-name="P1" draw:layer="layout" svg:width="1.059cm" svg:height="1.059cm" draw:transform="rotate (-1.91986217719376) translate (2.242cm 15.176cm)">
            <text:p/>
            <draw:enhanced-geometry svg:viewBox="0 0 21600 21600" draw:type="block-arc" draw:modifiers="137.55289814717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52" draw:text-style-name="P1" draw:layer="layout" svg:x1="1.403cm" svg:y1="14.985cm" svg:x2="1.207cm" svg:y2="15.107cm">
            <text:p/>
          </draw:line>
          <draw:frame draw:style-name="gr54" draw:text-style-name="P15" draw:layer="layout" svg:width="0.875cm" svg:height="0.962cm" svg:x="1.705cm" svg:y="14.509cm">
            <draw:text-box>
              <text:p><text:span text:style-name="T17">+</text:span></text:p>
            </draw:text-box>
          </draw:frame>
          <draw:line draw:style-name="gr55" draw:text-style-name="P1" draw:layer="layout" svg:x1="2.78cm" svg:y1="13.971cm" svg:x2="2.78cm" svg:y2="14.971cm">
            <text:p/>
          </draw:line>
          <draw:frame draw:style-name="gr56" draw:text-style-name="P16" draw:layer="layout" svg:width="0.82cm" svg:height="1.154cm" svg:x="2.68cm" svg:y="13.717cm">
            <draw:text-box>
              <text:p><text:span text:style-name="T18">g</text:span></text:p>
            </draw:text-box>
          </draw:frame>
          <draw:custom-shape draw:style-name="gr57" draw:text-style-name="P1" draw:layer="layout" svg:width="0.3cm" svg:height="0.3cm" svg:x="1.43cm" svg:y="15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cm" svg:height="0.1cm" svg:x="1.53cm" svg:y="15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17" draw:layer="layout" svg:width="0.752cm" svg:height="0.797cm" svg:x="2.738cm" svg:y="15.303cm">
            <draw:text-box>
              <text:p><text:span text:style-name="T19">x</text:span></text:p>
            </draw:text-box>
          </draw:frame>
          <draw:frame draw:style-name="gr59" draw:text-style-name="P17" draw:layer="layout" svg:width="0.722cm" svg:height="0.797cm" svg:x="0.938cm" svg:y="13.6cm">
            <draw:text-box>
              <text:p><text:span text:style-name="T19">y</text:span></text:p>
            </draw:text-box>
          </draw:frame>
          <draw:frame draw:style-name="gr59" draw:text-style-name="P17" draw:layer="layout" svg:width="0.697cm" svg:height="0.797cm" svg:x="1.04cm" svg:y="15.3cm">
            <draw:text-box>
              <text:p><text:span text:style-name="T19">z</text:span></text:p>
            </draw:text-box>
          </draw:frame>
        </draw:g>
        <draw:g>
          <draw:line draw:style-name="gr52" draw:text-style-name="P1" draw:layer="layout" svg:x1="1.38cm" svg:y1="9.771cm" svg:x2="3.38cm" svg:y2="9.771cm">
            <text:p/>
          </draw:line>
          <draw:line draw:style-name="gr52" draw:text-style-name="P1" draw:layer="layout" svg:x1="1.68cm" svg:y1="10.171cm" svg:x2="1.68cm" svg:y2="8.171cm">
            <text:p/>
          </draw:line>
          <draw:custom-shape draw:style-name="gr53" draw:text-style-name="P1" draw:layer="layout" svg:width="1.059cm" svg:height="1.059cm" draw:transform="rotate (-1.91986217719376) translate (2.342cm 9.476cm)">
            <text:p/>
            <draw:enhanced-geometry svg:viewBox="0 0 21600 21600" draw:type="block-arc" draw:modifiers="137.55289814717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52" draw:text-style-name="P1" draw:layer="layout" svg:x1="1.503cm" svg:y1="9.285cm" svg:x2="1.307cm" svg:y2="9.407cm">
            <text:p/>
          </draw:line>
          <draw:frame draw:style-name="gr54" draw:text-style-name="P15" draw:layer="layout" svg:width="0.875cm" svg:height="0.962cm" svg:x="1.805cm" svg:y="8.809cm">
            <draw:text-box>
              <text:p><text:span text:style-name="T17">+</text:span></text:p>
            </draw:text-box>
          </draw:frame>
          <draw:line draw:style-name="gr55" draw:text-style-name="P1" draw:layer="layout" svg:x1="2.88cm" svg:y1="8.271cm" svg:x2="2.88cm" svg:y2="9.271cm">
            <text:p/>
          </draw:line>
          <draw:frame draw:style-name="gr56" draw:text-style-name="P16" draw:layer="layout" svg:width="0.82cm" svg:height="1.154cm" svg:x="2.78cm" svg:y="8.017cm">
            <draw:text-box>
              <text:p><text:span text:style-name="T18">g</text:span></text:p>
            </draw:text-box>
          </draw:frame>
          <draw:custom-shape draw:style-name="gr57" draw:text-style-name="P1" draw:layer="layout" svg:width="0.3cm" svg:height="0.3cm" svg:x="1.53cm" svg:y="9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cm" svg:height="0.1cm" svg:x="1.63cm" svg:y="9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17" draw:layer="layout" svg:width="0.752cm" svg:height="0.797cm" svg:x="2.838cm" svg:y="9.603cm">
            <draw:text-box>
              <text:p><text:span text:style-name="T19">x</text:span></text:p>
            </draw:text-box>
          </draw:frame>
          <draw:frame draw:style-name="gr59" draw:text-style-name="P17" draw:layer="layout" svg:width="0.722cm" svg:height="0.797cm" svg:x="1.038cm" svg:y="7.9cm">
            <draw:text-box>
              <text:p><text:span text:style-name="T19">y</text:span></text:p>
            </draw:text-box>
          </draw:frame>
          <draw:frame draw:style-name="gr59" draw:text-style-name="P17" draw:layer="layout" svg:width="0.697cm" svg:height="0.797cm" svg:x="1.14cm" svg:y="9.6cm">
            <draw:text-box>
              <text:p><text:span text:style-name="T19">z</text:span></text:p>
            </draw:text-box>
          </draw:frame>
        </draw:g>
        <draw:g>
          <draw:line draw:style-name="gr52" draw:text-style-name="P1" draw:layer="layout" svg:x1="16.895cm" svg:y1="2.9cm" svg:x2="18.895cm" svg:y2="2.9cm">
            <text:p/>
          </draw:line>
          <draw:line draw:style-name="gr52" draw:text-style-name="P1" draw:layer="layout" svg:x1="17.195cm" svg:y1="3.3cm" svg:x2="17.195cm" svg:y2="1.3cm">
            <text:p/>
          </draw:line>
          <draw:custom-shape draw:style-name="gr53" draw:text-style-name="P1" draw:layer="layout" svg:width="1.059cm" svg:height="1.059cm" draw:transform="rotate (-1.91986217719376) translate (17.857cm 2.605cm)">
            <text:p/>
            <draw:enhanced-geometry svg:viewBox="0 0 21600 21600" draw:type="block-arc" draw:modifiers="137.55289814717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52" draw:text-style-name="P1" draw:layer="layout" svg:x1="17.018cm" svg:y1="2.414cm" svg:x2="16.822cm" svg:y2="2.536cm">
            <text:p/>
          </draw:line>
          <draw:frame draw:style-name="gr54" draw:text-style-name="P15" draw:layer="layout" svg:width="0.875cm" svg:height="0.962cm" svg:x="17.32cm" svg:y="1.938cm">
            <draw:text-box>
              <text:p><text:span text:style-name="T17">+</text:span></text:p>
            </draw:text-box>
          </draw:frame>
          <draw:line draw:style-name="gr55" draw:text-style-name="P1" draw:layer="layout" svg:x1="18.395cm" svg:y1="1.4cm" svg:x2="18.395cm" svg:y2="2.4cm">
            <text:p/>
          </draw:line>
          <draw:frame draw:style-name="gr56" draw:text-style-name="P16" draw:layer="layout" svg:width="0.82cm" svg:height="1.154cm" svg:x="18.295cm" svg:y="1.146cm">
            <draw:text-box>
              <text:p><text:span text:style-name="T18">g</text:span></text:p>
            </draw:text-box>
          </draw:frame>
          <draw:custom-shape draw:style-name="gr57" draw:text-style-name="P1" draw:layer="layout" svg:width="0.3cm" svg:height="0.3cm" svg:x="17.045cm" svg:y="2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cm" svg:height="0.1cm" svg:x="17.145cm" svg:y="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17" draw:layer="layout" svg:width="0.752cm" svg:height="0.797cm" svg:x="18.353cm" svg:y="2.732cm">
            <draw:text-box>
              <text:p><text:span text:style-name="T19">x</text:span></text:p>
            </draw:text-box>
          </draw:frame>
          <draw:frame draw:style-name="gr59" draw:text-style-name="P17" draw:layer="layout" svg:width="0.722cm" svg:height="0.797cm" svg:x="16.553cm" svg:y="1.029cm">
            <draw:text-box>
              <text:p><text:span text:style-name="T19">y</text:span></text:p>
            </draw:text-box>
          </draw:frame>
          <draw:frame draw:style-name="gr59" draw:text-style-name="P17" draw:layer="layout" svg:width="0.697cm" svg:height="0.797cm" svg:x="16.655cm" svg:y="2.729cm">
            <draw:text-box>
              <text:p><text:span text:style-name="T19">z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C5000000FF9A2877C7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hort_20_line_20_Arrow" draw:display-name="Short line Arrow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-0.2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</meta:initial-creator>
    <meta:creation-date>2013-02-20T23:12:16</meta:creation-date>
    <dc:date>2013-03-02T15:22:13</dc:date>
    <dc:creator>marcos </dc:creator>
    <meta:editing-duration>PT6H59M30S</meta:editing-duration>
    <meta:editing-cycles>33</meta:editing-cycles>
    <meta:generator>LibreOffice/3.6$Linux_X86_64 LibreOffice_project/360m1$Build-2</meta:generator>
    <meta:document-statistic meta:object-count="217"/>
  </office:meta>
</office:document-meta>
</file>